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07_10-05-04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5 E-139-34-49.65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07_11-57-07_000.jpg</text:p>
          </table:table-cell>
          <table:table-cell table:style-name="ce22" office:value-type="string">
            <text:p>:m 東和 PHOTO / 200208sa / 新高円寺駅 / 新高円寺プロジェクト / １名 / ホクシン設備（合田工務店） / 資料</text:p>
          </table:table-cell>
          <table:table-cell table:style-name="ce3"/>
          <table:table-cell table:style-name="ce3"/>
          <table:table-cell table:style-name="ce3" office:value-type="string">
            <text:p>N-35-35-28.05 E-139-34-49.0</text:p>
          </table:table-cell>
          <table:table-cell table:style-name="ce32" table:formula="of:=IF([.E3]=&quot;&quot;;[.C3];CONCATENATE([.C3];&quot; / &quot;;[.E3]))" office:value-type="string" office:string-value=":m 東和 PHOTO / 200208sa / 新高円寺駅 / 新高円寺プロジェクト / １名 / ホクシン設備（合田工務店） / 資料">
            <text:p>:m 東和 PHOTO / 200208sa / 新高円寺駅 / 新高円寺プロジェクト / １名 / ホクシン設備（合田工務店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2-07_12-19-48_000.jpg</text:p>
          </table:table-cell>
          <table:table-cell table:style-name="ce22" office:value-type="string">
            <text:p>:m 食べた物</text:p>
          </table:table-cell>
          <table:table-cell table:style-name="ce31"/>
          <table:table-cell table:style-name="ce3"/>
          <table:table-cell table:style-name="ce3" office:value-type="string">
            <text:p>N-35-35-28.41 E-139-34-49.87</text:p>
          </table:table-cell>
          <table:table-cell table:style-name="ce32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07_13-32-06_000.jpg</text:p>
          </table:table-cell>
          <table:table-cell table:style-name="ce22" office:value-type="string">
            <text:p>:m 東和 PHOTO / 200208sa / 新高円寺駅 / 新高円寺プロジェクト / １名 / ホクシン設備（合田工務店） / 資料</text:p>
          </table:table-cell>
          <table:table-cell table:style-name="ce23"/>
          <table:table-cell table:style-name="ce3"/>
          <table:table-cell table:style-name="ce3" office:value-type="string">
            <text:p>N-35-35-28.4 E-139-34-49.54</text:p>
          </table:table-cell>
          <table:table-cell table:style-name="ce32" table:formula="of:=IF([.E5]=&quot;&quot;;[.C5];CONCATENATE([.C5];&quot; / &quot;;[.E5]))" office:value-type="string" office:string-value=":m 東和 PHOTO / 200208sa / 新高円寺駅 / 新高円寺プロジェクト / １名 / ホクシン設備（合田工務店） / 資料">
            <text:p>:m 東和 PHOTO / 200208sa / 新高円寺駅 / 新高円寺プロジェクト / １名 / ホクシン設備（合田工務店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07_13-32-55_000.jpg</text:p>
          </table:table-cell>
          <table:table-cell table:style-name="ce22" office:value-type="string">
            <text:p>:m 東和 PHOTO / 200208sa / 新高円寺駅 / 新高円寺プロジェクト / １名 / ホクシン設備（合田工務店） / 資料</text:p>
          </table:table-cell>
          <table:table-cell table:style-name="ce23"/>
          <table:table-cell table:style-name="ce3"/>
          <table:table-cell table:style-name="ce3" office:value-type="string">
            <text:p>N-35-35-28.57 E-139-34-49.65</text:p>
          </table:table-cell>
          <table:table-cell table:style-name="ce32" table:formula="of:=IF([.E6]=&quot;&quot;;[.C6];CONCATENATE([.C6];&quot; / &quot;;[.E6]))" office:value-type="string" office:string-value=":m 東和 PHOTO / 200208sa / 新高円寺駅 / 新高円寺プロジェクト / １名 / ホクシン設備（合田工務店） / 資料">
            <text:p>:m 東和 PHOTO / 200208sa / 新高円寺駅 / 新高円寺プロジェクト / １名 / ホクシン設備（合田工務店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07_13-33-46_000.jpg</text:p>
          </table:table-cell>
          <table:table-cell table:style-name="ce22" office:value-type="string">
            <text:p>:m 東和 PHOTO / 200208sa / 新高円寺駅 / 新高円寺プロジェクト / １名 / ホクシン設備（合田工務店） / 資料</text:p>
          </table:table-cell>
          <table:table-cell table:style-name="ce14"/>
          <table:table-cell table:style-name="ce3"/>
          <table:table-cell table:style-name="ce3" office:value-type="string">
            <text:p>N-35-35-28.83 E-139-34-49.38</text:p>
          </table:table-cell>
          <table:table-cell table:style-name="ce32" table:formula="of:=IF([.E7]=&quot;&quot;;[.C7];CONCATENATE([.C7];&quot; / &quot;;[.E7]))" office:value-type="string" office:string-value=":m 東和 PHOTO / 200208sa / 新高円寺駅 / 新高円寺プロジェクト / １名 / ホクシン設備（合田工務店） / 資料">
            <text:p>:m 東和 PHOTO / 200208sa / 新高円寺駅 / 新高円寺プロジェクト / １名 / ホクシン設備（合田工務店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07_13-33-49_000.jpg</text:p>
          </table:table-cell>
          <table:table-cell table:style-name="ce22" office:value-type="string">
            <text:p>:m 東和 PHOTO / 200208sa / 新高円寺駅 / 新高円寺プロジェクト / １名 / ホクシン設備（合田工務店） / 資料</text:p>
          </table:table-cell>
          <table:table-cell table:style-name="ce15"/>
          <table:table-cell table:style-name="ce3"/>
          <table:table-cell table:style-name="ce3" office:value-type="string">
            <text:p>N-35-35-28.78 E-139-34-49.38</text:p>
          </table:table-cell>
          <table:table-cell table:style-name="ce32" table:formula="of:=IF([.E8]=&quot;&quot;;[.C8];CONCATENATE([.C8];&quot; / &quot;;[.E8]))" office:value-type="string" office:string-value=":m 東和 PHOTO / 200208sa / 新高円寺駅 / 新高円寺プロジェクト / １名 / ホクシン設備（合田工務店） / 資料">
            <text:p>:m 東和 PHOTO / 200208sa / 新高円寺駅 / 新高円寺プロジェクト / １名 / ホクシン設備（合田工務店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07_13-35-13_000.jpg</text:p>
          </table:table-cell>
          <table:table-cell table:style-name="ce22" office:value-type="string">
            <text:p>:m 東和 PHOTO / 200208sa / 新高円寺駅 / 新高円寺プロジェクト / １名 / ホクシン設備（合田工務店） / 資料</text:p>
          </table:table-cell>
          <table:table-cell table:style-name="ce15"/>
          <table:table-cell table:style-name="ce3"/>
          <table:table-cell table:style-name="ce3" office:value-type="string">
            <text:p>N-35-35-28.75 E-139-34-49.43</text:p>
          </table:table-cell>
          <table:table-cell table:style-name="ce32" table:formula="of:=IF([.E9]=&quot;&quot;;[.C9];CONCATENATE([.C9];&quot; / &quot;;[.E9]))" office:value-type="string" office:string-value=":m 東和 PHOTO / 200208sa / 新高円寺駅 / 新高円寺プロジェクト / １名 / ホクシン設備（合田工務店） / 資料">
            <text:p>:m 東和 PHOTO / 200208sa / 新高円寺駅 / 新高円寺プロジェクト / １名 / ホクシン設備（合田工務店） / 資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07_14-46-16_000.jpg</text:p>
          </table:table-cell>
          <table:table-cell table:style-name="ce17" office:value-type="string">
            <text:p>:m 1*1 RES / 245 / 『古典場から量子場への道』　高橋康 / p.138</text:p>
          </table:table-cell>
          <table:table-cell table:style-name="ce15"/>
          <table:table-cell table:style-name="ce3"/>
          <table:table-cell table:style-name="ce3" office:value-type="string">
            <text:p>N-35-35-28.53 E-139-34-49.82</text:p>
          </table:table-cell>
          <table:table-cell table:style-name="ce32" table:formula="of:=IF([.E10]=&quot;&quot;;[.C10];CONCATENATE([.C10];&quot; / &quot;;[.E10]))" office:value-type="string" office:string-value=":m 1*1 RES / 245 / 『古典場から量子場への道』　高橋康 / p.138">
            <text:p>:m 1*1 RES / 245 / 『古典場から量子場への道』　高橋康 / p.138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07_19-01-50_000.jpg</text:p>
          </table:table-cell>
          <table:table-cell table:style-name="ce6" office:value-type="string">
            <text:p>:m music / log / gt / || s.1:fs-1.n,ch.D,mov-file=~,mov-loc=~,block=~,patt-~,k.D,t.55,for=~,score+,R=1 || s.2:task-2,r,t.55,score~,R=~ / TEMPLATE fs-1.n,ch.D,mov-file=~,mov-loc=~,block=~,patt-~,k.D,t.55,for=~,score+,R=1</text:p>
          </table:table-cell>
          <table:table-cell table:style-name="ce16"/>
          <table:table-cell table:style-name="ce3"/>
          <table:table-cell table:style-name="ce3" office:value-type="string">
            <text:p>N-35-35-28.49 E-139-34-49.65</text:p>
          </table:table-cell>
          <table:table-cell table:style-name="ce32" table:formula="of:=IF([.E11]=&quot;&quot;;[.C11];CONCATENATE([.C11];&quot; / &quot;;[.E11]))" office:value-type="string" office:string-value=":m music / log / gt / || s.1:fs-1.n,ch.D,mov-file=~,mov-loc=~,block=~,patt-~,k.D,t.55,for=~,score+,R=1 || s.2:task-2,r,t.55,score~,R=~ / TEMPLATE fs-1.n,ch.D,mov-file=~,mov-loc=~,block=~,patt-~,k.D,t.55,for=~,score+,R=1">
            <text:p>:m music / log / gt / || s.1:fs-1.n,ch.D,mov-file=~,mov-loc=~,block=~,patt-~,k.D,t.55,for=~,score+,R=1 || s.2:task-2,r,t.55,score~,R=~ / TEMPLATE fs-1.n,ch.D,mov-file=~,mov-loc=~,block=~,patt-~,k.D,t.55,for=~,score+,R=1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07_20-58-15_000.jpg</text:p>
          </table:table-cell>
          <table:table-cell table:style-name="ce6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8.4 E-139-34-49.32</text:p>
          </table:table-cell>
          <table:table-cell table:style-name="ce32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2-07_22-47-38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3 E-139-34-50.2</text:p>
          </table:table-cell>
          <table:table-cell table:style-name="ce32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2-08_04-57-16_000.jpg</text:p>
          </table:table-cell>
          <table:table-cell table:style-name="ce6" office:value-type="string">
            <text:p>:m 食べた物　間食 / 味噌スープ</text:p>
          </table:table-cell>
          <table:table-cell table:style-name="ce23"/>
          <table:table-cell table:style-name="ce3"/>
          <table:table-cell table:style-name="ce3" office:value-type="string">
            <text:p>N-35-35-28.53 E-139-34-49.49</text:p>
          </table:table-cell>
          <table:table-cell table:style-name="ce32" table:formula="of:=IF([.E14]=&quot;&quot;;[.C14];CONCATENATE([.C14];&quot; / &quot;;[.E1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2-08_05-27-10_000.jpg</text:p>
          </table:table-cell>
          <table:table-cell table:style-name="ce22" office:value-type="string">
            <text:p>:m 東和 PHOTO / 200208sa / 新高円寺駅 / 新高円寺プロジェクト / １名 / ホクシン設備（合田工務店） / 出発時間 / N-35-35-28.53 E-139-34-49.82</text:p>
          </table:table-cell>
          <table:table-cell table:style-name="ce15"/>
          <table:table-cell table:style-name="ce3" table:formula="of:=[.F15]" office:value-type="string" office:string-value="N-35-35-28.53 E-139-34-49.82">
            <text:p>N-35-35-28.53 E-139-34-49.82</text:p>
          </table:table-cell>
          <table:table-cell table:style-name="ce3" office:value-type="string">
            <text:p>N-35-35-28.53 E-139-34-49.82</text:p>
          </table:table-cell>
          <table:table-cell table:style-name="ce32" table:formula="of:=IF([.E15]=&quot;&quot;;[.C15];CONCATENATE([.C15];&quot; / &quot;;[.E15]))" office:value-type="string" office:string-value=":m 東和 PHOTO / 200208sa / 新高円寺駅 / 新高円寺プロジェクト / １名 / ホクシン設備（合田工務店） / 出発時間 / N-35-35-28.53 E-139-34-49.82 / N-35-35-28.53 E-139-34-49.82">
            <text:p>:m 東和 PHOTO / 200208sa / 新高円寺駅 / 新高円寺プロジェクト / １名 / ホクシン設備（合田工務店） / 出発時間 / N-35-35-28.53 E-139-34-49.82 / N-35-35-28.53 E-139-34-49.8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2-08_06-50-12_000.jpg</text:p>
          </table:table-cell>
          <table:table-cell table:style-name="ce22" office:value-type="string">
            <text:p>:m 東和 PHOTO / 200208sa / 新高円寺駅 / 新高円寺プロジェクト / １名 / ホクシン設備（合田工務店） / 現場状況 / N-35-41-51.78 E-139-38-32.57</text:p>
          </table:table-cell>
          <table:table-cell table:style-name="ce15"/>
          <table:table-cell table:style-name="ce3" table:formula="of:=[.F16]" office:value-type="string" office:string-value="N-35-41-51.78 E-139-38-32.57">
            <text:p>N-35-41-51.78 E-139-38-32.57</text:p>
          </table:table-cell>
          <table:table-cell table:style-name="ce3" office:value-type="string">
            <text:p>N-35-41-51.78 E-139-38-32.57</text:p>
          </table:table-cell>
          <table:table-cell table:style-name="ce32" table:formula="of:=IF([.E16]=&quot;&quot;;[.C16];CONCATENATE([.C16];&quot; / &quot;;[.E16]))" office:value-type="string" office:string-value=":m 東和 PHOTO / 200208sa / 新高円寺駅 / 新高円寺プロジェクト / １名 / ホクシン設備（合田工務店） / 現場状況 / N-35-41-51.78 E-139-38-32.57 / N-35-41-51.78 E-139-38-32.57">
            <text:p>:m 東和 PHOTO / 200208sa / 新高円寺駅 / 新高円寺プロジェクト / １名 / ホクシン設備（合田工務店） / 現場状況 / N-35-41-51.78 E-139-38-32.57 / N-35-41-51.78 E-139-38-32.57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2-08_06-50-15_000.jpg</text:p>
          </table:table-cell>
          <table:table-cell table:style-name="ce22" office:value-type="string">
            <text:p>:m 東和 PHOTO / 200208sa / 新高円寺駅 / 新高円寺プロジェクト / １名 / ホクシン設備（合田工務店） / 現場状況 / N-35-41-51.78 E-139-38-32.62</text:p>
          </table:table-cell>
          <table:table-cell table:style-name="ce16"/>
          <table:table-cell table:style-name="ce3" table:formula="of:=[.F17]" office:value-type="string" office:string-value="N-35-41-51.78 E-139-38-32.62">
            <text:p>N-35-41-51.78 E-139-38-32.62</text:p>
          </table:table-cell>
          <table:table-cell table:style-name="ce3" office:value-type="string">
            <text:p>N-35-41-51.78 E-139-38-32.62</text:p>
          </table:table-cell>
          <table:table-cell table:style-name="ce32" table:formula="of:=IF([.E17]=&quot;&quot;;[.C17];CONCATENATE([.C17];&quot; / &quot;;[.E17]))" office:value-type="string" office:string-value=":m 東和 PHOTO / 200208sa / 新高円寺駅 / 新高円寺プロジェクト / １名 / ホクシン設備（合田工務店） / 現場状況 / N-35-41-51.78 E-139-38-32.62 / N-35-41-51.78 E-139-38-32.62">
            <text:p>:m 東和 PHOTO / 200208sa / 新高円寺駅 / 新高円寺プロジェクト / １名 / ホクシン設備（合田工務店） / 現場状況 / N-35-41-51.78 E-139-38-32.62 / N-35-41-51.78 E-139-38-32.6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2-08_06-50-22_000.jpg</text:p>
          </table:table-cell>
          <table:table-cell table:style-name="ce22" office:value-type="string">
            <text:p>:m 東和 PHOTO / 200208sa / 新高円寺駅 / 新高円寺プロジェクト / １名 / ホクシン設備（合田工務店） / 現場状況 / N-35-41-51.91 E-139-38-32.57</text:p>
          </table:table-cell>
          <table:table-cell table:style-name="ce17"/>
          <table:table-cell table:style-name="ce3" table:formula="of:=[.F18]" office:value-type="string" office:string-value="N-35-41-51.91 E-139-38-32.57">
            <text:p>N-35-41-51.91 E-139-38-32.57</text:p>
          </table:table-cell>
          <table:table-cell table:style-name="ce3" office:value-type="string">
            <text:p>N-35-41-51.91 E-139-38-32.57</text:p>
          </table:table-cell>
          <table:table-cell table:style-name="ce32" table:formula="of:=IF([.E18]=&quot;&quot;;[.C18];CONCATENATE([.C18];&quot; / &quot;;[.E18]))" office:value-type="string" office:string-value=":m 東和 PHOTO / 200208sa / 新高円寺駅 / 新高円寺プロジェクト / １名 / ホクシン設備（合田工務店） / 現場状況 / N-35-41-51.91 E-139-38-32.57 / N-35-41-51.91 E-139-38-32.57">
            <text:p>:m 東和 PHOTO / 200208sa / 新高円寺駅 / 新高円寺プロジェクト / １名 / ホクシン設備（合田工務店） / 現場状況 / N-35-41-51.91 E-139-38-32.57 / N-35-41-51.91 E-139-38-32.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2-08_06-50-29_000.jpg</text:p>
          </table:table-cell>
          <table:table-cell table:style-name="ce22" office:value-type="string">
            <text:p>:m 東和 PHOTO / 200208sa / 新高円寺駅 / 新高円寺プロジェクト / １名 / ホクシン設備（合田工務店） / 現場状況 / N-35-41-51.91 E-139-38-32.57</text:p>
          </table:table-cell>
          <table:table-cell table:style-name="ce3"/>
          <table:table-cell table:style-name="ce3" table:formula="of:=[.F19]" office:value-type="string" office:string-value="N-35-41-51.91 E-139-38-32.57">
            <text:p>N-35-41-51.91 E-139-38-32.57</text:p>
          </table:table-cell>
          <table:table-cell table:style-name="ce3" office:value-type="string">
            <text:p>N-35-41-51.91 E-139-38-32.57</text:p>
          </table:table-cell>
          <table:table-cell table:style-name="ce32" table:formula="of:=IF([.E19]=&quot;&quot;;[.C19];CONCATENATE([.C19];&quot; / &quot;;[.E19]))" office:value-type="string" office:string-value=":m 東和 PHOTO / 200208sa / 新高円寺駅 / 新高円寺プロジェクト / １名 / ホクシン設備（合田工務店） / 現場状況 / N-35-41-51.91 E-139-38-32.57 / N-35-41-51.91 E-139-38-32.57">
            <text:p>:m 東和 PHOTO / 200208sa / 新高円寺駅 / 新高円寺プロジェクト / １名 / ホクシン設備（合田工務店） / 現場状況 / N-35-41-51.91 E-139-38-32.57 / N-35-41-51.91 E-139-38-32.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2-08_06-52-02_000.jpg</text:p>
          </table:table-cell>
          <table:table-cell table:style-name="ce22" office:value-type="string">
            <text:p>:m 東和 PHOTO / 200208sa / 新高円寺駅 / 新高円寺プロジェクト / １名 / ホクシン設備（合田工務店） / 現場状況 / N-35-41-52.34 E-139-38-32.62</text:p>
          </table:table-cell>
          <table:table-cell table:style-name="ce15"/>
          <table:table-cell table:style-name="ce3" table:formula="of:=[.F20]" office:value-type="string" office:string-value="N-35-41-52.34 E-139-38-32.62">
            <text:p>N-35-41-52.34 E-139-38-32.62</text:p>
          </table:table-cell>
          <table:table-cell table:style-name="ce3" office:value-type="string">
            <text:p>N-35-41-52.34 E-139-38-32.62</text:p>
          </table:table-cell>
          <table:table-cell table:style-name="ce32" table:formula="of:=IF([.E20]=&quot;&quot;;[.C20];CONCATENATE([.C20];&quot; / &quot;;[.E20]))" office:value-type="string" office:string-value=":m 東和 PHOTO / 200208sa / 新高円寺駅 / 新高円寺プロジェクト / １名 / ホクシン設備（合田工務店） / 現場状況 / N-35-41-52.34 E-139-38-32.62 / N-35-41-52.34 E-139-38-32.62">
            <text:p>:m 東和 PHOTO / 200208sa / 新高円寺駅 / 新高円寺プロジェクト / １名 / ホクシン設備（合田工務店） / 現場状況 / N-35-41-52.34 E-139-38-32.62 / N-35-41-52.34 E-139-38-32.6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2-08_06-52-04_000.jpg</text:p>
          </table:table-cell>
          <table:table-cell table:style-name="ce22" office:value-type="string">
            <text:p>:m 東和 PHOTO / 200208sa / 新高円寺駅 / 新高円寺プロジェクト / １名 / ホクシン設備（合田工務店） / 現場状況 / N-35-41-52.17 E-139-38-32.79</text:p>
          </table:table-cell>
          <table:table-cell table:style-name="ce16"/>
          <table:table-cell table:style-name="ce3" table:formula="of:=[.F21]" office:value-type="string" office:string-value="N-35-41-52.17 E-139-38-32.79">
            <text:p>N-35-41-52.17 E-139-38-32.79</text:p>
          </table:table-cell>
          <table:table-cell table:style-name="ce3" office:value-type="string">
            <text:p>N-35-41-52.17 E-139-38-32.79</text:p>
          </table:table-cell>
          <table:table-cell table:style-name="ce32" table:formula="of:=IF([.E21]=&quot;&quot;;[.C21];CONCATENATE([.C21];&quot; / &quot;;[.E21]))" office:value-type="string" office:string-value=":m 東和 PHOTO / 200208sa / 新高円寺駅 / 新高円寺プロジェクト / １名 / ホクシン設備（合田工務店） / 現場状況 / N-35-41-52.17 E-139-38-32.79 / N-35-41-52.17 E-139-38-32.79">
            <text:p>:m 東和 PHOTO / 200208sa / 新高円寺駅 / 新高円寺プロジェクト / １名 / ホクシン設備（合田工務店） / 現場状況 / N-35-41-52.17 E-139-38-32.79 / N-35-41-52.17 E-139-38-32.7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2-08_06-52-07_000.jpg</text:p>
          </table:table-cell>
          <table:table-cell table:style-name="ce22" office:value-type="string">
            <text:p>:m 東和 PHOTO / 200208sa / 新高円寺駅 / 新高円寺プロジェクト / １名 / ホクシン設備（合田工務店） / 現場状況 / N-35-41-52.02 E-139-38-32.95</text:p>
          </table:table-cell>
          <table:table-cell table:style-name="ce17"/>
          <table:table-cell table:style-name="ce3" table:formula="of:=[.F22]" office:value-type="string" office:string-value="N-35-41-52.02 E-139-38-32.95">
            <text:p>N-35-41-52.02 E-139-38-32.95</text:p>
          </table:table-cell>
          <table:table-cell table:style-name="ce3" office:value-type="string">
            <text:p>N-35-41-52.02 E-139-38-32.95</text:p>
          </table:table-cell>
          <table:table-cell table:style-name="ce32" table:formula="of:=IF([.E22]=&quot;&quot;;[.C22];CONCATENATE([.C22];&quot; / &quot;;[.E22]))" office:value-type="string" office:string-value=":m 東和 PHOTO / 200208sa / 新高円寺駅 / 新高円寺プロジェクト / １名 / ホクシン設備（合田工務店） / 現場状況 / N-35-41-52.02 E-139-38-32.95 / N-35-41-52.02 E-139-38-32.95">
            <text:p>:m 東和 PHOTO / 200208sa / 新高円寺駅 / 新高円寺プロジェクト / １名 / ホクシン設備（合田工務店） / 現場状況 / N-35-41-52.02 E-139-38-32.95 / N-35-41-52.02 E-139-38-32.9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2-08_08-25-38_000.jpg</text:p>
          </table:table-cell>
          <table:table-cell table:style-name="ce6" office:value-type="string">
            <text:p>:PHOTO 記録しておきたいもの / @新高円寺駅、東和現場 / コンクリート壁面 / 打設の具合、出来上がり / N-35-41-51.04 E-139-38-33.28</text:p>
          </table:table-cell>
          <table:table-cell table:style-name="ce14"/>
          <table:table-cell table:style-name="ce3" table:formula="of:=[.F23]" office:value-type="string" office:string-value="N-35-41-51.04 E-139-38-33.28">
            <text:p>N-35-41-51.04 E-139-38-33.28</text:p>
          </table:table-cell>
          <table:table-cell table:style-name="ce3" office:value-type="string">
            <text:p>N-35-41-51.04 E-139-38-33.28</text:p>
          </table:table-cell>
          <table:table-cell table:style-name="ce32" table:formula="of:=IF([.E23]=&quot;&quot;;[.C23];CONCATENATE([.C23];&quot; / &quot;;[.E23]))" office:value-type="string" office:string-value=":PHOTO 記録しておきたいもの / @新高円寺駅、東和現場 / コンクリート壁面 / 打設の具合、出来上がり / N-35-41-51.04 E-139-38-33.28 / N-35-41-51.04 E-139-38-33.28">
            <text:p>:PHOTO 記録しておきたいもの / @新高円寺駅、東和現場 / コンクリート壁面 / 打設の具合、出来上がり / N-35-41-51.04 E-139-38-33.28 / N-35-41-51.04 E-139-38-33.28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2-08_08-25-44_000.jpg</text:p>
          </table:table-cell>
          <table:table-cell table:style-name="ce6" office:value-type="string">
            <text:p>:PHOTO 記録しておきたいもの / @新高円寺駅、東和現場 / コンクリート壁面 / 打設の具合、出来上がり / N-35-41-50.88 E-139-38-33.34</text:p>
          </table:table-cell>
          <table:table-cell table:style-name="ce3"/>
          <table:table-cell table:style-name="ce3" table:formula="of:=[.F24]" office:value-type="string" office:string-value="N-35-41-50.88 E-139-38-33.34">
            <text:p>N-35-41-50.88 E-139-38-33.34</text:p>
          </table:table-cell>
          <table:table-cell table:style-name="ce3" office:value-type="string">
            <text:p>N-35-41-50.88 E-139-38-33.34</text:p>
          </table:table-cell>
          <table:table-cell table:style-name="ce32" table:formula="of:=IF([.E24]=&quot;&quot;;[.C24];CONCATENATE([.C24];&quot; / &quot;;[.E24]))" office:value-type="string" office:string-value=":PHOTO 記録しておきたいもの / @新高円寺駅、東和現場 / コンクリート壁面 / 打設の具合、出来上がり / N-35-41-50.88 E-139-38-33.34 / N-35-41-50.88 E-139-38-33.34">
            <text:p>:PHOTO 記録しておきたいもの / @新高円寺駅、東和現場 / コンクリート壁面 / 打設の具合、出来上がり / N-35-41-50.88 E-139-38-33.34 / N-35-41-50.88 E-139-38-33.34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20-02-08_08-26-03_000.jpg</text:p>
          </table:table-cell>
          <table:table-cell table:style-name="ce6" office:value-type="string">
            <text:p>:PHOTO 記録しておきたいもの / @新高円寺駅、東和現場 / コンクリート壁面 / 打設の具合、出来上がり / N-35-41-51.12 E-139-38-33.61</text:p>
          </table:table-cell>
          <table:table-cell table:style-name="ce3"/>
          <table:table-cell table:style-name="ce3" table:formula="of:=[.F25]" office:value-type="string" office:string-value="N-35-41-51.12 E-139-38-33.61">
            <text:p>N-35-41-51.12 E-139-38-33.61</text:p>
          </table:table-cell>
          <table:table-cell table:style-name="ce3" office:value-type="string">
            <text:p>N-35-41-51.12 E-139-38-33.61</text:p>
          </table:table-cell>
          <table:table-cell table:style-name="ce32" table:formula="of:=IF([.E25]=&quot;&quot;;[.C25];CONCATENATE([.C25];&quot; / &quot;;[.E25]))" office:value-type="string" office:string-value=":PHOTO 記録しておきたいもの / @新高円寺駅、東和現場 / コンクリート壁面 / 打設の具合、出来上がり / N-35-41-51.12 E-139-38-33.61 / N-35-41-51.12 E-139-38-33.61">
            <text:p>:PHOTO 記録しておきたいもの / @新高円寺駅、東和現場 / コンクリート壁面 / 打設の具合、出来上がり / N-35-41-51.12 E-139-38-33.61 / N-35-41-51.12 E-139-38-33.6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20-02-08_19-10-48_000.jpg</text:p>
          </table:table-cell>
          <table:table-cell table:style-name="ce6" office:value-type="string">
            <text:p>:m music / log / gt / || s.1:fs-1.n,ch.D,mov-file=~,mov-loc=~,block=~,patt-1(1),patt-1(2),k.B,t.90,for=~,score+,R=1</text:p>
          </table:table-cell>
          <table:table-cell table:style-name="ce3"/>
          <table:table-cell table:style-name="ce3"/>
          <table:table-cell table:style-name="ce3" office:value-type="string">
            <text:p>N-35-35-28.59 E-139-34-49.65</text:p>
          </table:table-cell>
          <table:table-cell table:style-name="ce32" table:formula="of:=IF([.E26]=&quot;&quot;;[.C26];CONCATENATE([.C26];&quot; / &quot;;[.E26]))" office:value-type="string" office:string-value=":m music / log / gt / || s.1:fs-1.n,ch.D,mov-file=~,mov-loc=~,block=~,patt-1(1),patt-1(2),k.B,t.90,for=~,score+,R=1">
            <text:p>:m music / log / gt / || s.1:fs-1.n,ch.D,mov-file=~,mov-loc=~,block=~,patt-1(1),patt-1(2),k.B,t.90,for=~,score+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20-02-08_19-22-23_000.jpg</text:p>
          </table:table-cell>
          <table:table-cell table:style-name="ce6" office:value-type="string">
            <text:p>:m 食べた物　間食 / 味噌スープ</text:p>
          </table:table-cell>
          <table:table-cell table:style-name="ce31"/>
          <table:table-cell table:style-name="ce3"/>
          <table:table-cell table:style-name="ce3" office:value-type="string">
            <text:p>N-35-35-28.56 E-139-34-49.43</text:p>
          </table:table-cell>
          <table:table-cell table:style-name="ce32" table:formula="of:=IF([.E27]=&quot;&quot;;[.C27];CONCATENATE([.C27];&quot; / &quot;;[.E27]))" office:value-type="string" office:string-value=":m 食べた物　間食 / 味噌スープ">
            <text:p>:m 食べた物　間食 / 味噌スープ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20-02-08_21-03-09_000.jpg</text:p>
          </table:table-cell>
          <table:table-cell table:style-name="ce6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8.44 E-139-34-49.49</text:p>
          </table:table-cell>
          <table:table-cell table:style-name="ce32" table:formula="of:=IF([.E28]=&quot;&quot;;[.C28];CONCATENATE([.C28];&quot; / &quot;;[.E28]))" office:value-type="string" office:string-value=":m 食べた物">
            <text:p>:m 食べた物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20-02-09_02-05-50_000.jpg</text:p>
          </table:table-cell>
          <table:table-cell table:style-name="ce16" office:value-type="string">
            <text:p>:m :PHOTO 寝た時刻 / 2020</text:p>
          </table:table-cell>
          <table:table-cell table:style-name="ce23"/>
          <table:table-cell table:style-name="ce3"/>
          <table:table-cell table:style-name="ce3" office:value-type="string">
            <text:p>N-35-35-28.46 E-139-34-49.16</text:p>
          </table:table-cell>
          <table:table-cell table:style-name="ce32" table:formula="of:=IF([.E29]=&quot;&quot;;[.C29];CONCATENATE([.C29];&quot; / &quot;;[.E29]))" office:value-type="string" office:string-value=":m :PHOTO 寝た時刻 / 2020">
            <text:p>:m :PHOTO 寝た時刻 / 202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4-18_16-33-20.m4a</text:p>
          </table:table-cell>
          <table:table-cell table:style-name="ce6" office:value-type="string">
            <text:p>:VOICE-MEMO / @自室 / 記録 / clarinet / 演奏、play / c-2018-0418-1 / ??</text:p>
          </table:table-cell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string" office:string-value=":VOICE-MEMO / @自室 / 記録 / clarinet / 演奏、play / c-2018-0418-1 / ??">
            <text:p>:VOICE-MEMO / @自室 / 記録 / clarinet / 演奏、play / c-2018-0418-1 / ??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4-18_17-12-58.m4a</text:p>
          </table:table-cell>
          <table:table-cell table:style-name="ce6" office:value-type="string">
            <text:p>:VOICE-MEMO / @自室 / 記録 / clarinet / 演奏、play / c-2018-0418-2 / ??</text:p>
          </table:table-cell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string" office:string-value=":VOICE-MEMO / @自室 / 記録 / clarinet / 演奏、play / c-2018-0418-2 / ??">
            <text:p>:VOICE-MEMO / @自室 / 記録 / clarinet / 演奏、play / c-2018-0418-2 / ??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4-18_17-17-29.m4a</text:p>
          </table:table-cell>
          <table:table-cell table:style-name="ce6" office:value-type="string">
            <text:p>:VOICE-MEMO / @自室 / 記録 / clarinet / 演奏、play / c-2018-0418-3 / ??</text:p>
          </table:table-cell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string" office:string-value=":VOICE-MEMO / @自室 / 記録 / clarinet / 演奏、play / c-2018-0418-3 / ??">
            <text:p>:VOICE-MEMO / @自室 / 記録 / clarinet / 演奏、play / c-2018-0418-3 / ??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4-20_14-24-10.m4a</text:p>
          </table:table-cell>
          <table:table-cell table:style-name="ce6" office:value-type="string">
            <text:p>:VOICE-MEMO / @自室 / 記録 / guitar,gt / g-2018-0420-1 / ??</text:p>
          </table:table-cell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string" office:string-value=":VOICE-MEMO / @自室 / 記録 / guitar,gt / g-2018-0420-1 / ??">
            <text:p>:VOICE-MEMO / @自室 / 記録 / guitar,gt / g-2018-0420-1 / ??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4-20_14-26-56.m4a</text:p>
          </table:table-cell>
          <table:table-cell table:style-name="ce6" office:value-type="string">
            <text:p>:VOICE-MEMO / @自室 / 記録 / guitar,gt / g-2018-0420-2 / ??</text:p>
          </table:table-cell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string" office:string-value=":VOICE-MEMO / @自室 / 記録 / guitar,gt / g-2018-0420-2 / ??">
            <text:p>:VOICE-MEMO / @自室 / 記録 / guitar,gt / g-2018-0420-2 / ??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28_01-42-07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01_09-58-20.m4a</text:p>
          </table:table-cell>
          <table:table-cell table:style-name="ce6" office:value-type="string">
            <text:p>:VOICE-MEMO / @自宅 / 思ったこと / 物理 / 落下していくエレベーター；ボールを上へ放り投げる</text:p>
          </table:table-cell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string" office:string-value=":VOICE-MEMO / @自宅 / 思ったこと / 物理 / 落下していくエレベーター；ボールを上へ放り投げる">
            <text:p>:VOICE-MEMO / @自宅 / 思ったこと / 物理 / 落下していくエレベーター；ボールを上へ放り投げる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07_18-27-40.m4a</text:p>
          </table:table-cell>
          <table:table-cell table:style-name="ce6" office:value-type="string">
            <text:p>:VOICE-MEMO / @自宅 / 思ったこと / 作曲 / 曲を作る；数学の諸テーマを探求するように 修行の一環；ボイスメモのタイトル；頭に「A」をつける；聴いたあと消去するもの</text:p>
          </table:table-cell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string" office:string-value=":VOICE-MEMO / @自宅 / 思ったこと / 作曲 / 曲を作る；数学の諸テーマを探求するように 修行の一環；ボイスメモのタイトル；頭に「A」をつける；聴いたあと消去するもの">
            <text:p>:VOICE-MEMO / @自宅 / 思ったこと / 作曲 / 曲を作る；数学の諸テーマを探求するように 修行の一環；ボイスメモのタイトル；頭に「A」をつける；聴いたあと消去するもの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07_18-49-52_000.mov</text:p>
          </table:table-cell>
          <table:table-cell table:style-name="ce6" office:value-type="string">
            <text:p>:VIDEO / @自宅 / メモ / guitar,gt / 演奏、play / g-2020-0207-1 / fs-1.n,ch.D,mov-file=~,mov-loc=~,block=~,patt-~,k.D,t.55,for=~,score+,R=1</text:p>
          </table:table-cell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string" office:string-value=":VIDEO / @自宅 / メモ / guitar,gt / 演奏、play / g-2020-0207-1 / fs-1.n,ch.D,mov-file=~,mov-loc=~,block=~,patt-~,k.D,t.55,for=~,score+,R=1">
            <text:p>:VIDEO / @自宅 / メモ / guitar,gt / 演奏、play / g-2020-0207-1 / fs-1.n,ch.D,mov-file=~,mov-loc=~,block=~,patt-~,k.D,t.55,for=~,score+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08_19-01-51_000.mov</text:p>
          </table:table-cell>
          <table:table-cell table:style-name="ce6" office:value-type="string">
            <text:p>:VIDEO / @自宅 / メモ / guitar,gt / 演奏、play / g-2020-0208-1 / fs-1.n,ch.D,mov-file=~,mov-loc=~,block=~,patt-1(1),patt-1(2),k.B,t.90,for=~,score+,R=1</text:p>
          </table:table-cell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string" office:string-value=":VIDEO / @自宅 / メモ / guitar,gt / 演奏、play / g-2020-0208-1 / fs-1.n,ch.D,mov-file=~,mov-loc=~,block=~,patt-1(1),patt-1(2),k.B,t.90,for=~,score+,R=1">
            <text:p>:VIDEO / @自宅 / メモ / guitar,gt / 演奏、play / g-2020-0208-1 / fs-1.n,ch.D,mov-file=~,mov-loc=~,block=~,patt-1(1),patt-1(2),k.B,t.90,for=~,score+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30_00-44-01.m4a</text:p>
          </table:table-cell>
          <table:table-cell table:style-name="ce6" office:value-type="string">
            <text:p>:VOICE-MEMO / @自宅 / 思ったこと、読書メモ / 石田梅岩『斉家論』、「自分の卑しきを知る」「上を重んじる」</text:p>
          </table:table-cell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string" office:string-value=":VOICE-MEMO / @自宅 / 思ったこと、読書メモ / 石田梅岩『斉家論』、「自分の卑しきを知る」「上を重んじる」">
            <text:p>:VOICE-MEMO / @自宅 / 思ったこと、読書メモ / 石田梅岩『斉家論』、「自分の卑しきを知る」「上を重んじる」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3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0">
            <text:p>20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40">
            <text:p>40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40">
            <text:p>4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4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40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40])" office:value-type="float" office:value="39">
            <text:p>39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40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40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40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40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40];[.B4070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40];[.B407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40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40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155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 table:number-rows-repeated="3752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450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9">2020/02/09</text:date>, <text:time>13:10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09T13:10:03.07</dc:date>
    <dc:creator>iwabuchi ken</dc:creator>
    <meta:editing-duration>P17DT7H26M51S</meta:editing-duration>
    <meta:editing-cycles>6836</meta:editing-cycles>
    <meta:document-statistic meta:table-count="1" meta:cell-count="816" meta:object-count="0"/>
  </office:meta>
</office:document-meta>
</file>